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3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4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  <text:p text:style-name="P8">Dia <text:span text:style-name="T2">4</text:span></text:p>
      <text:p text:style-name="P11">Angular ya hace el login, hace la request, recibe token con usuario y el token y lo guardo.</text:p>
      <text:p text:style-name="P11">Tambien hacemos logout.</text:p>
      <text:p text:style-name="P11"/>
      <text:p text:style-name="P11">Siguiente va a ser hacer formulario de registro y que usuario acceda a los metodos pasandole su token del cual se extraera su info.</text:p>
      <text:p text:style-name="P11"/>
      <text:p text:style-name="P13">Al llamar al autentificacion de token, siempre comprobara que el toen este correcto y insertera en el req.user el usuario actual.</text:p>
      <text:p text:style-name="P13"/>
      <text:p text:style-name="P14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12T22:07:44.099651281</dc:date>
    <meta:editing-duration>PT5H5M42S</meta:editing-duration>
    <meta:editing-cycles>5</meta:editing-cycles>
    <meta:document-statistic meta:table-count="0" meta:image-count="1" meta:object-count="0" meta:page-count="2" meta:paragraph-count="18" meta:word-count="234" meta:character-count="1430" meta:non-whitespace-character-count="1213"/>
  </office:meta>
</office:document-meta>
</file>